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inux Commands General Format</text:p>
      <text:p text:style-name="Standard">(1Create a file for writing with comments inside.</text:p>
      <text:p text:style-name="Standard">(2Start writing comments.</text:p>
      <text:p text:style-name="Standard">a-<text:tab/>Write a comment (ls)because it sorts files into root or home or desktop or… <text:s/>.</text:p>
      <text:p text:style-name="Standard">b-<text:tab/>B- Write a comment (ls -a) that lists all the files, even those that start with the names, on the basis that I see the hidden file.</text:p>
      <text:p text:style-name="Standard">c-<text:tab/>- Write a comment (ls -al) that lists all the files, even those that start with the names, on the basis that I see the hidden file <text:s text:c="2"/>But in the longest format.</text:p>
      <text:p text:style-name="Standard">d-<text:tab/>- Write a comment (ls –al /etc) Used to display files by day by sorting files and directories by date and size. Ability to check files and hidden directories with information.</text:p>
      <text:p text:style-name="Standard">e-<text:tab/>Write a comment (ls –al /etc | more) Used to display files by day by sorting files and directories by date and size. Ability to check files and hidden directories with information <text:s text:c="2"/>But when using | More comes in the form of paragraphs at Press the space bar to get one page at a time.</text:p>
      <text:p text:style-name="Standard">Press Enter to get one line at a time.</text:p>
      <text:p text:style-name="Standard">Press letter ‘q’ to quit</text:p>
      <text:p text:style-name="Standard">f-<text:tab/>Write a comment (cp) cp stands for copy. This command is used to copy files or group of files or directory. It creates an exact image of a file on a disk with different file name. cp command require at least two filenames in its arguments</text:p>
      <text:p text:style-name="Standard">g-Write a comment (who) To find out Time of last system boot</text:p>
      <text:p text:style-name="Standard">and Current run level of the system</text:p>
      <text:p text:style-name="Standard">and List of logged in users and more.</text:p>
      <text:p text:style-name="Standard">g-<text:tab/>Write a comment (finger username) command is a user information lookup command which gives details of all the users logged in. This tool is generally used by system administrators. It provides details like login name, user name, idle time, login time, and in some cases their email address even</text:p>
      <text:p text:style-name="Standard">h-<text:tab/>Write a comment (w) w command in Linux is used to show who is logged on and what they are doing. This command shows the information about the users currently on the machine and their processes. The header shows, in this order, the current time, how long the system has been running, how many users are currently logged on</text:p>
      <text:p text:style-name="Standard">i-<text:tab/>Write a comment (write username) Therefore, it is important to monitor the users and the information about them in order to maintain the safety and security of the system.</text:p>
      <text:p text:style-name="Standard">j-<text:tab/>Write a comment (man ) man command in Linux is used to display the user manual of any command that we can run on the terminal. It provides a detailed view of the command which includes NAME, SYNOPSIS, DESCRIPTION, OPTIONS, EXIT STATUS, RETURN VALUES, ERRORS, FILES, VERSIONS, EXAMPLES, AUTHORS and SEE ALSO.</text:p>
      <text:p text:style-name="Standard">k-<text:tab/>Write a comment (man <text:s text:c="2"/>h -s-) man command in Linux is used to display the user manual of any command that we can run on the terminal. It provides a detailed view of the command which includes NAME, SYNOPSIS, DESCRIPTION, OPTIONS, EXIT STATUS, RETURN VALUES, ERRORS, FILES, VERSIONS, EXAMPLES, AUTHORS and SEE ALSO.</text:p>
      <text:p text:style-name="Standard">3) Exit to save all lab work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8:54:05.219298407</meta:creation-date>
    <dc:date>2020-09-20T18:55:57.702339801</dc:date>
    <meta:editing-duration>PT2M1S</meta:editing-duration>
    <meta:editing-cycles>1</meta:editing-cycles>
    <meta:document-statistic meta:table-count="0" meta:image-count="0" meta:object-count="0" meta:page-count="1" meta:paragraph-count="20" meta:word-count="522" meta:character-count="2834" meta:non-whitespace-character-count="2325"/>
    <meta:generator>LibreOffice/6.4.5.2$Linux_X86_64 LibreOffice_project/40$Build-2</meta:generator>
  </office:meta>
</office:document-meta>
</file>